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Palatino" svg:font-family="Palatino"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fo:color="#ff3333" style:font-name="Palatino" officeooo:paragraph-rsid="0008aa8d"/>
    </style:style>
    <style:style style:name="P2" style:family="paragraph" style:parent-style-name="Text_20_body">
      <style:text-properties officeooo:paragraph-rsid="0008aa8d"/>
    </style:style>
    <style:style style:name="P3" style:family="paragraph" style:parent-style-name="Text_20_body" style:list-style-name="L1">
      <style:text-properties fo:color="#ff3333" style:font-name="Palatino" officeooo:paragraph-rsid="0008aa8d"/>
    </style:style>
    <style:style style:name="P4" style:family="paragraph" style:parent-style-name="Text_20_body">
      <style:text-properties fo:color="#ff3333" style:font-name="Palatino" officeooo:paragraph-rsid="0008aa8d"/>
    </style:style>
    <style:style style:name="P5" style:family="paragraph" style:parent-style-name="Text_20_body">
      <style:text-properties fo:color="#ff3333" style:font-name="Palatino" officeooo:rsid="0008aa8d" officeooo:paragraph-rsid="0008aa8d"/>
    </style:style>
    <style:style style:name="P6" style:family="paragraph" style:parent-style-name="Text_20_body">
      <style:text-properties fo:color="#ff3333" style:font-name="Palatino" officeooo:rsid="000c1890" officeooo:paragraph-rsid="000c1890"/>
    </style:style>
    <style:style style:name="P7" style:family="paragraph" style:parent-style-name="Text_20_body" style:list-style-name="L23">
      <style:text-properties fo:color="#ff3333" style:font-name="Palatino" officeooo:paragraph-rsid="0008aa8d"/>
    </style:style>
    <style:style style:name="P8" style:family="paragraph" style:parent-style-name="Text_20_body" style:list-style-name="L25">
      <style:text-properties fo:color="#ff3333" style:font-name="Palatino" officeooo:paragraph-rsid="0008aa8d"/>
    </style:style>
    <style:style style:name="P9" style:family="paragraph" style:parent-style-name="Text_20_body" style:list-style-name="L26">
      <style:text-properties fo:color="#ff3333" style:font-name="Palatino" officeooo:paragraph-rsid="0008aa8d"/>
    </style:style>
    <style:style style:name="P10" style:family="paragraph" style:parent-style-name="Text_20_body" style:list-style-name="L27">
      <style:text-properties fo:color="#ff3333" style:font-name="Palatino" officeooo:paragraph-rsid="0008aa8d"/>
    </style:style>
    <style:style style:name="P11" style:family="paragraph" style:parent-style-name="Text_20_body" style:list-style-name="L28">
      <style:text-properties fo:color="#ff3333" style:font-name="Palatino" officeooo:paragraph-rsid="0008aa8d"/>
    </style:style>
    <style:style style:name="P12" style:family="paragraph" style:parent-style-name="Text_20_body" style:list-style-name="L29">
      <style:text-properties fo:color="#ff3333" style:font-name="Palatino" officeooo:paragraph-rsid="0008aa8d"/>
    </style:style>
    <style:style style:name="P13" style:family="paragraph" style:parent-style-name="Text_20_body" style:list-style-name="L30">
      <style:text-properties fo:color="#ff3333" style:font-name="Palatino" officeooo:paragraph-rsid="0008aa8d"/>
    </style:style>
    <style:style style:name="P14" style:family="paragraph" style:parent-style-name="Text_20_body" style:list-style-name="L31">
      <style:text-properties fo:color="#ff3333" style:font-name="Palatino" officeooo:paragraph-rsid="0008aa8d"/>
    </style:style>
    <style:style style:name="P15" style:family="paragraph" style:parent-style-name="Text_20_body" style:list-style-name="L32">
      <style:text-properties fo:color="#ff3333" style:font-name="Palatino" officeooo:paragraph-rsid="0008aa8d"/>
    </style:style>
    <style:style style:name="P16" style:family="paragraph" style:parent-style-name="Text_20_body" style:list-style-name="L33">
      <style:text-properties fo:color="#ff3333" style:font-name="Palatino" officeooo:paragraph-rsid="0008aa8d"/>
    </style:style>
    <style:style style:name="P17" style:family="paragraph" style:parent-style-name="Text_20_body" style:list-style-name="L34">
      <style:text-properties fo:color="#ff3333" style:font-name="Palatino" officeooo:paragraph-rsid="0008aa8d"/>
    </style:style>
    <style:style style:name="P18" style:family="paragraph" style:parent-style-name="Text_20_body" style:list-style-name="L35">
      <style:text-properties fo:color="#ff3333" style:font-name="Palatino" officeooo:paragraph-rsid="0008aa8d"/>
    </style:style>
    <style:style style:name="P19" style:family="paragraph" style:parent-style-name="Text_20_body" style:list-style-name="L36">
      <style:text-properties fo:color="#ff3333" style:font-name="Palatino" officeooo:paragraph-rsid="0008aa8d"/>
    </style:style>
    <style:style style:name="P20" style:family="paragraph" style:parent-style-name="Text_20_body" style:list-style-name="L37">
      <style:text-properties fo:color="#ff3333" style:font-name="Palatino" officeooo:paragraph-rsid="0008aa8d"/>
    </style:style>
    <style:style style:name="P21" style:family="paragraph" style:parent-style-name="Text_20_body" style:list-style-name="L38">
      <style:text-properties fo:color="#ff3333" style:font-name="Palatino" officeooo:paragraph-rsid="0008aa8d"/>
    </style:style>
    <style:style style:name="P22" style:family="paragraph" style:parent-style-name="Text_20_body" style:list-style-name="L39">
      <style:text-properties fo:color="#ff3333" style:font-name="Palatino" officeooo:paragraph-rsid="0008aa8d"/>
    </style:style>
    <style:style style:name="P23" style:family="paragraph" style:parent-style-name="Text_20_body" style:list-style-name="L40">
      <style:text-properties fo:color="#ff3333" style:font-name="Palatino" officeooo:paragraph-rsid="0008aa8d"/>
    </style:style>
    <style:style style:name="P24" style:family="paragraph" style:parent-style-name="Text_20_body" style:list-style-name="L41">
      <style:text-properties fo:color="#ff3333" style:font-name="Palatino" officeooo:paragraph-rsid="0008aa8d"/>
    </style:style>
    <style:style style:name="P25" style:family="paragraph" style:parent-style-name="Text_20_body" style:list-style-name="L24">
      <style:text-properties fo:color="#000000" style:font-name="Palatino" officeooo:paragraph-rsid="0008aa8d"/>
    </style:style>
    <style:style style:name="P26" style:family="paragraph" style:parent-style-name="Text_20_body" style:list-style-name="L24">
      <style:text-properties fo:color="#000000" style:font-name="Palatino" officeooo:rsid="000c1890" officeooo:paragraph-rsid="000c1890"/>
    </style:style>
    <style:style style:name="P27" style:family="paragraph" style:parent-style-name="Text_20_body">
      <style:text-properties fo:color="#000000" style:font-name="Palatino" officeooo:rsid="000a9b31" officeooo:paragraph-rsid="000a9b31"/>
    </style:style>
    <style:style style:name="P28" style:family="paragraph" style:parent-style-name="Text_20_body">
      <style:text-properties fo:color="#000000" style:font-name="Palatino" officeooo:paragraph-rsid="000c1890"/>
    </style:style>
    <style:style style:name="P29" style:family="paragraph" style:parent-style-name="Text_20_body">
      <style:text-properties fo:color="#000000" style:font-name="Palatino" officeooo:rsid="000cf3c4" officeooo:paragraph-rsid="000cf3c4"/>
    </style:style>
    <style:style style:name="P30" style:family="paragraph" style:parent-style-name="Text_20_body">
      <style:text-properties officeooo:rsid="00185a9a" officeooo:paragraph-rsid="00185a9a"/>
    </style:style>
    <style:style style:name="P31" style:family="paragraph" style:parent-style-name="Text_20_body">
      <style:text-properties officeooo:rsid="0019b612" officeooo:paragraph-rsid="0019b612"/>
    </style:style>
    <style:style style:name="P32" style:family="paragraph" style:parent-style-name="Text_20_body" style:list-style-name="L24">
      <style:paragraph-properties fo:margin-top="0in" fo:margin-bottom="0in" loext:contextual-spacing="false"/>
      <style:text-properties officeooo:rsid="00117334" officeooo:paragraph-rsid="00117334"/>
    </style:style>
    <style:style style:name="P33" style:family="paragraph" style:parent-style-name="Text_20_body">
      <style:paragraph-properties fo:margin-top="0in" fo:margin-bottom="0in" loext:contextual-spacing="false"/>
      <style:text-properties officeooo:rsid="00117334" officeooo:paragraph-rsid="00117334"/>
    </style:style>
    <style:style style:name="P34" style:family="paragraph" style:parent-style-name="Text_20_body" style:list-style-name="L1">
      <style:paragraph-properties fo:margin-top="0in" fo:margin-bottom="0in" loext:contextual-spacing="false"/>
      <style:text-properties fo:color="#ff3333" style:font-name="Palatino" officeooo:paragraph-rsid="0008aa8d"/>
    </style:style>
    <style:style style:name="P35" style:family="paragraph" style:parent-style-name="Text_20_body" style:list-style-name="L23">
      <style:paragraph-properties fo:margin-top="0in" fo:margin-bottom="0in" loext:contextual-spacing="false"/>
      <style:text-properties fo:color="#ff3333" style:font-name="Palatino" officeooo:paragraph-rsid="0008aa8d"/>
    </style:style>
    <style:style style:name="P36" style:family="paragraph" style:parent-style-name="Text_20_body">
      <style:paragraph-properties fo:margin-top="0in" fo:margin-bottom="0in" loext:contextual-spacing="false"/>
      <style:text-properties fo:color="#ff3333" style:font-name="Palatino" officeooo:rsid="000cf3c4" officeooo:paragraph-rsid="00117334"/>
    </style:style>
    <style:style style:name="P37" style:family="paragraph" style:parent-style-name="Text_20_body" style:list-style-name="L25">
      <style:paragraph-properties fo:margin-top="0in" fo:margin-bottom="0in" loext:contextual-spacing="false"/>
      <style:text-properties fo:color="#ff3333" style:font-name="Palatino" officeooo:paragraph-rsid="0008aa8d"/>
    </style:style>
    <style:style style:name="P38" style:family="paragraph" style:parent-style-name="Text_20_body" style:list-style-name="L26">
      <style:paragraph-properties fo:margin-top="0in" fo:margin-bottom="0in" loext:contextual-spacing="false"/>
      <style:text-properties fo:color="#ff3333" style:font-name="Palatino" officeooo:paragraph-rsid="0008aa8d"/>
    </style:style>
    <style:style style:name="P39" style:family="paragraph" style:parent-style-name="Text_20_body" style:list-style-name="L27">
      <style:paragraph-properties fo:margin-top="0in" fo:margin-bottom="0in" loext:contextual-spacing="false"/>
      <style:text-properties fo:color="#ff3333" style:font-name="Palatino" officeooo:paragraph-rsid="0008aa8d"/>
    </style:style>
    <style:style style:name="P40" style:family="paragraph" style:parent-style-name="Text_20_body" style:list-style-name="L28">
      <style:paragraph-properties fo:margin-top="0in" fo:margin-bottom="0in" loext:contextual-spacing="false"/>
      <style:text-properties fo:color="#ff3333" style:font-name="Palatino" officeooo:paragraph-rsid="0008aa8d"/>
    </style:style>
    <style:style style:name="P41" style:family="paragraph" style:parent-style-name="Text_20_body" style:list-style-name="L29">
      <style:paragraph-properties fo:margin-top="0in" fo:margin-bottom="0in" loext:contextual-spacing="false"/>
      <style:text-properties fo:color="#ff3333" style:font-name="Palatino" officeooo:paragraph-rsid="0008aa8d"/>
    </style:style>
    <style:style style:name="P42" style:family="paragraph" style:parent-style-name="Text_20_body" style:list-style-name="L30">
      <style:paragraph-properties fo:margin-top="0in" fo:margin-bottom="0in" loext:contextual-spacing="false"/>
      <style:text-properties fo:color="#ff3333" style:font-name="Palatino" officeooo:paragraph-rsid="0008aa8d"/>
    </style:style>
    <style:style style:name="P43" style:family="paragraph" style:parent-style-name="Text_20_body" style:list-style-name="L31">
      <style:paragraph-properties fo:margin-top="0in" fo:margin-bottom="0in" loext:contextual-spacing="false"/>
      <style:text-properties fo:color="#ff3333" style:font-name="Palatino" officeooo:paragraph-rsid="0008aa8d"/>
    </style:style>
    <style:style style:name="P44" style:family="paragraph" style:parent-style-name="Text_20_body" style:list-style-name="L32">
      <style:paragraph-properties fo:margin-top="0in" fo:margin-bottom="0in" loext:contextual-spacing="false"/>
      <style:text-properties fo:color="#ff3333" style:font-name="Palatino" officeooo:paragraph-rsid="0008aa8d"/>
    </style:style>
    <style:style style:name="P45" style:family="paragraph" style:parent-style-name="Text_20_body" style:list-style-name="L33">
      <style:paragraph-properties fo:margin-top="0in" fo:margin-bottom="0in" loext:contextual-spacing="false"/>
      <style:text-properties fo:color="#ff3333" style:font-name="Palatino" officeooo:paragraph-rsid="0008aa8d"/>
    </style:style>
    <style:style style:name="P46" style:family="paragraph" style:parent-style-name="Text_20_body" style:list-style-name="L34">
      <style:paragraph-properties fo:margin-top="0in" fo:margin-bottom="0in" loext:contextual-spacing="false"/>
      <style:text-properties fo:color="#ff3333" style:font-name="Palatino" officeooo:paragraph-rsid="0008aa8d"/>
    </style:style>
    <style:style style:name="P47" style:family="paragraph" style:parent-style-name="Text_20_body" style:list-style-name="L35">
      <style:paragraph-properties fo:margin-top="0in" fo:margin-bottom="0in" loext:contextual-spacing="false"/>
      <style:text-properties fo:color="#ff3333" style:font-name="Palatino" officeooo:paragraph-rsid="0008aa8d"/>
    </style:style>
    <style:style style:name="P48" style:family="paragraph" style:parent-style-name="Text_20_body" style:list-style-name="L36">
      <style:paragraph-properties fo:margin-top="0in" fo:margin-bottom="0in" loext:contextual-spacing="false"/>
      <style:text-properties fo:color="#ff3333" style:font-name="Palatino" officeooo:paragraph-rsid="0008aa8d"/>
    </style:style>
    <style:style style:name="P49" style:family="paragraph" style:parent-style-name="Text_20_body" style:list-style-name="L37">
      <style:paragraph-properties fo:margin-top="0in" fo:margin-bottom="0in" loext:contextual-spacing="false"/>
      <style:text-properties fo:color="#ff3333" style:font-name="Palatino" officeooo:paragraph-rsid="0008aa8d"/>
    </style:style>
    <style:style style:name="P50" style:family="paragraph" style:parent-style-name="Text_20_body" style:list-style-name="L38">
      <style:paragraph-properties fo:margin-top="0in" fo:margin-bottom="0in" loext:contextual-spacing="false"/>
      <style:text-properties fo:color="#ff3333" style:font-name="Palatino" officeooo:paragraph-rsid="0008aa8d"/>
    </style:style>
    <style:style style:name="P51" style:family="paragraph" style:parent-style-name="Text_20_body" style:list-style-name="L39">
      <style:paragraph-properties fo:margin-top="0in" fo:margin-bottom="0in" loext:contextual-spacing="false"/>
      <style:text-properties fo:color="#ff3333" style:font-name="Palatino" officeooo:paragraph-rsid="0008aa8d"/>
    </style:style>
    <style:style style:name="P52" style:family="paragraph" style:parent-style-name="Text_20_body" style:list-style-name="L40">
      <style:paragraph-properties fo:margin-top="0in" fo:margin-bottom="0in" loext:contextual-spacing="false"/>
      <style:text-properties fo:color="#ff3333" style:font-name="Palatino" officeooo:paragraph-rsid="0008aa8d"/>
    </style:style>
    <style:style style:name="P53" style:family="paragraph" style:parent-style-name="Text_20_body" style:list-style-name="L41">
      <style:paragraph-properties fo:margin-top="0in" fo:margin-bottom="0in" loext:contextual-spacing="false"/>
      <style:text-properties fo:color="#ff3333" style:font-name="Palatino" officeooo:paragraph-rsid="0008aa8d"/>
    </style:style>
    <style:style style:name="P54" style:family="paragraph" style:parent-style-name="Text_20_body" style:list-style-name="L24">
      <style:paragraph-properties fo:margin-top="0in" fo:margin-bottom="0in" loext:contextual-spacing="false"/>
      <style:text-properties fo:color="#000000" style:font-name="Palatino" officeooo:rsid="00117334" officeooo:paragraph-rsid="00117334"/>
    </style:style>
    <style:style style:name="P55" style:family="paragraph" style:parent-style-name="Text_20_body" style:list-style-name="L24">
      <style:paragraph-properties fo:margin-top="0in" fo:margin-bottom="0in" loext:contextual-spacing="false"/>
      <style:text-properties fo:color="#000000" style:font-name="Palatino" officeooo:rsid="00117334" officeooo:paragraph-rsid="0014d771"/>
    </style:style>
    <style:style style:name="P56" style:family="paragraph" style:parent-style-name="Text_20_body" style:list-style-name="L24">
      <style:paragraph-properties fo:margin-top="0in" fo:margin-bottom="0in" loext:contextual-spacing="false"/>
      <style:text-properties fo:color="#000000" style:font-name="Palatino" officeooo:rsid="000cf3c4" officeooo:paragraph-rsid="000de4f1"/>
    </style:style>
    <style:style style:name="P57" style:family="paragraph" style:parent-style-name="Text_20_body" style:list-style-name="L24">
      <style:paragraph-properties fo:margin-top="0in" fo:margin-bottom="0in" loext:contextual-spacing="false"/>
      <style:text-properties fo:color="#000000" style:font-name="Palatino" officeooo:rsid="000cf3c4" officeooo:paragraph-rsid="00104fcd"/>
    </style:style>
    <style:style style:name="P58" style:family="paragraph" style:parent-style-name="Text_20_body" style:list-style-name="L24">
      <style:paragraph-properties fo:margin-top="0in" fo:margin-bottom="0in" loext:contextual-spacing="false"/>
      <style:text-properties fo:color="#000000" style:font-name="Palatino" officeooo:rsid="000cf3c4" officeooo:paragraph-rsid="000cf3c4"/>
    </style:style>
    <style:style style:name="P59" style:family="paragraph" style:parent-style-name="Text_20_body">
      <style:paragraph-properties fo:margin-top="0in" fo:margin-bottom="0in" loext:contextual-spacing="false"/>
      <style:text-properties fo:color="#000000" style:font-name="Palatino" officeooo:rsid="000cf3c4" officeooo:paragraph-rsid="000de4f1"/>
    </style:style>
    <style:style style:name="P60" style:family="paragraph" style:parent-style-name="Text_20_body" style:list-style-name="L24">
      <style:paragraph-properties fo:margin-top="0in" fo:margin-bottom="0in" loext:contextual-spacing="false"/>
      <style:text-properties fo:color="#000000" style:font-name="Palatino" officeooo:rsid="0014d771" officeooo:paragraph-rsid="0014d771"/>
    </style:style>
    <style:style style:name="P61" style:family="paragraph" style:parent-style-name="Text_20_body" style:list-style-name="L24">
      <style:paragraph-properties fo:margin-top="0in" fo:margin-bottom="0in" loext:contextual-spacing="false"/>
      <style:text-properties fo:color="#000000" style:font-name="Palatino" officeooo:rsid="0014d771" officeooo:paragraph-rsid="0017066b"/>
    </style:style>
    <style:style style:name="P62" style:family="paragraph" style:parent-style-name="Text_20_body" style:list-style-name="L24">
      <style:paragraph-properties fo:margin-top="0in" fo:margin-bottom="0in" loext:contextual-spacing="false"/>
      <style:text-properties fo:color="#000000" style:font-name="Palatino" officeooo:rsid="0017066b" officeooo:paragraph-rsid="0017066b"/>
    </style:style>
    <style:style style:name="P63" style:family="paragraph" style:parent-style-name="Text_20_body" style:list-style-name="L22">
      <style:paragraph-properties fo:margin-top="0in" fo:margin-bottom="0in" loext:contextual-spacing="false"/>
      <style:text-properties fo:color="#000000" style:font-name="Palatino" officeooo:rsid="0017066b" officeooo:paragraph-rsid="0017066b"/>
    </style:style>
    <style:style style:name="P64" style:family="paragraph" style:parent-style-name="Text_20_body">
      <style:paragraph-properties fo:margin-top="0in" fo:margin-bottom="0in" loext:contextual-spacing="false"/>
      <style:text-properties fo:color="#000000" style:font-name="Palatino" officeooo:rsid="00104fcd" officeooo:paragraph-rsid="000cf3c4"/>
    </style:style>
    <style:style style:name="P65" style:family="paragraph" style:parent-style-name="Text_20_body">
      <style:paragraph-properties fo:margin-top="0in" fo:margin-bottom="0in" loext:contextual-spacing="false"/>
      <style:text-properties fo:color="#000000" style:font-name="Palatino" officeooo:rsid="00104fcd" officeooo:paragraph-rsid="00104fcd"/>
    </style:style>
    <style:style style:name="P66" style:family="paragraph" style:parent-style-name="Text_20_body" style:list-style-name="L24">
      <style:paragraph-properties fo:margin-top="0in" fo:margin-bottom="0in" loext:contextual-spacing="false"/>
      <style:text-properties fo:color="#000000" style:font-name="Palatino" officeooo:rsid="000de4f1" officeooo:paragraph-rsid="000de4f1"/>
    </style:style>
    <style:style style:name="P67" style:family="paragraph" style:parent-style-name="Text_20_body" style:list-style-name="L22">
      <style:paragraph-properties fo:margin-top="0in" fo:margin-bottom="0in" loext:contextual-spacing="false"/>
      <style:text-properties fo:color="#000000" style:font-name="Palatino" officeooo:rsid="00185a9a" officeooo:paragraph-rsid="00185a9a"/>
    </style:style>
    <style:style style:name="P68" style:family="paragraph" style:parent-style-name="Text_20_body">
      <style:paragraph-properties fo:margin-top="0in" fo:margin-bottom="0in" loext:contextual-spacing="false"/>
      <style:text-properties fo:color="#000000" style:font-name="Palatino" officeooo:rsid="00185a9a" officeooo:paragraph-rsid="00185a9a"/>
    </style:style>
    <style:style style:name="P69" style:family="paragraph" style:parent-style-name="Heading_20_2">
      <style:text-properties fo:color="#ff3333" style:font-name="Palatino" officeooo:paragraph-rsid="0008aa8d"/>
    </style:style>
    <style:style style:name="P70" style:family="paragraph" style:parent-style-name="Heading_20_2">
      <style:text-properties fo:color="#000000" style:font-name="Palatino" officeooo:paragraph-rsid="0008aa8d"/>
    </style:style>
    <style:style style:name="P71" style:family="paragraph" style:parent-style-name="Heading_20_3">
      <style:text-properties fo:color="#ff3333" style:font-name="Palatino" officeooo:paragraph-rsid="0008aa8d"/>
    </style:style>
    <style:style style:name="P72" style:family="paragraph" style:parent-style-name="Heading_20_3">
      <style:text-properties fo:color="#000000" style:font-name="Palatino" officeooo:paragraph-rsid="0008aa8d"/>
    </style:style>
    <style:style style:name="P73" style:family="paragraph" style:parent-style-name="Heading_20_4">
      <style:text-properties fo:color="#ff3333" style:font-name="Palatino" officeooo:paragraph-rsid="0008aa8d"/>
    </style:style>
    <style:style style:name="P74" style:family="paragraph" style:parent-style-name="Heading_20_4">
      <style:text-properties fo:color="#000000" style:font-name="Palatino"/>
    </style:style>
    <style:style style:name="P75" style:family="paragraph" style:parent-style-name="Heading_20_4">
      <style:text-properties fo:color="#000000" style:font-name="Palatino" officeooo:paragraph-rsid="0008aa8d"/>
    </style:style>
    <style:style style:name="P76" style:family="paragraph" style:parent-style-name="Heading_20_4">
      <style:text-properties fo:color="#000000" style:font-name="Palatino" officeooo:paragraph-rsid="0017066b"/>
    </style:style>
    <style:style style:name="P77" style:family="paragraph" style:parent-style-name="Heading_20_4">
      <style:paragraph-properties fo:margin-top="0in" fo:margin-bottom="0in" loext:contextual-spacing="false"/>
      <style:text-properties fo:color="#000000" style:font-name="Palatino" officeooo:rsid="000cf3c4" officeooo:paragraph-rsid="00117334"/>
    </style:style>
    <style:style style:name="P78" style:family="paragraph" style:parent-style-name="Heading_20_4">
      <style:paragraph-properties fo:margin-top="0in" fo:margin-bottom="0in" loext:contextual-spacing="false"/>
      <style:text-properties fo:color="#000000" style:font-name="Palatino" officeooo:rsid="000cf3c4" officeooo:paragraph-rsid="0014d771"/>
    </style:style>
    <style:style style:name="P79" style:family="paragraph" style:parent-style-name="Heading_20_4">
      <style:paragraph-properties fo:margin-top="0in" fo:margin-bottom="0in" loext:contextual-spacing="false"/>
      <style:text-properties fo:color="#000000" style:font-name="Palatino" officeooo:rsid="000cf3c4" officeooo:paragraph-rsid="0017066b"/>
    </style:style>
    <style:style style:name="P80" style:family="paragraph" style:parent-style-name="Heading_20_4">
      <style:paragraph-properties fo:margin-top="0in" fo:margin-bottom="0in" loext:contextual-spacing="false"/>
      <style:text-properties fo:color="#000000" style:font-name="Palatino" officeooo:rsid="00185a9a" officeooo:paragraph-rsid="00185a9a"/>
    </style:style>
    <style:style style:name="P81" style:family="paragraph" style:parent-style-name="Heading_20_4">
      <style:paragraph-properties fo:margin-top="0in" fo:margin-bottom="0in" loext:contextual-spacing="false"/>
      <style:text-properties fo:color="#000000" style:font-name="Palatino" officeooo:paragraph-rsid="00185a9a"/>
    </style:style>
    <style:style style:name="T1" style:family="text">
      <style:text-properties officeooo:rsid="000c1890"/>
    </style:style>
    <style:style style:name="T2" style:family="text">
      <style:text-properties officeooo:rsid="000ed929"/>
    </style:style>
    <style:style style:name="T3" style:family="text">
      <style:text-properties officeooo:rsid="00117334"/>
    </style:style>
    <style:style style:name="T4" style:family="text">
      <style:text-properties fo:color="#ff3333" style:font-name="Palatino"/>
    </style:style>
    <style:style style:name="T5" style:family="text">
      <style:text-properties fo:color="#000000" style:font-name="Palatino"/>
    </style:style>
    <style:style style:name="T6" style:family="text">
      <style:text-properties fo:color="#000000" style:font-name="Palatino" officeooo:rsid="001320c3"/>
    </style:style>
    <style:style style:name="T7" style:family="text">
      <style:text-properties fo:color="#000000" style:font-name="Palatino" officeooo:rsid="0014d771"/>
    </style:style>
    <style:style style:name="T8" style:family="text">
      <style:text-properties fo:color="#000000" style:font-name="Palatino" officeooo:rsid="0019b612"/>
    </style:style>
    <style:style style:name="T9" style:family="text">
      <style:text-properties officeooo:rsid="0014d771"/>
    </style:style>
    <style:style style:name="T10" style:family="text">
      <style:text-properties officeooo:rsid="0016d22c"/>
    </style:style>
    <style:style style:name="T11" style:family="text">
      <style:text-properties officeooo:rsid="0017066b"/>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Strong_20_Emphasis"><text:span text:style-name="T4">Inhoudsopgave</text:span></text:span></text:p>
      <text:list xml:id="list3359037967170797207" text:style-name="L1">
        <text:list-item>
          <text:p text:style-name="P34">Aandachtspunten Service Level Agreement </text:p>
        </text:list-item>
        <text:list-item>
          <text:p text:style-name="P34">Inhoud SLA </text:p>
        </text:list-item>
        <text:list-item>
          <text:p text:style-name="P3">Slotopmerking </text:p>
        </text:list-item>
      </text:list>
      <text:h text:style-name="P70" text:outline-level="2" text:is-list-header="true"/>
      <text:h text:style-name="P70" text:outline-level="2">1. Aandachtspunten Service Level Agreement</text:h>
      <text:p text:style-name="P30"><text:span text:style-name="T5">Om de kwaliteit en </text:span><text:span text:style-name="T8">duurzaamheid van de service te kunnen waarborgen dienen er voor het ingaan van deze “Service Level Agreement” bepaalde aanpassingen aan het huidige systeem plaats te vinden.</text:span></text:p>
      <text:p text:style-name="P31"><text:span text:style-name="T5">Op de bestaande installatie zullen er aanpassingen plaats vinden aan het automatische update mechanisme, met name COTY sharefile zal komen te vervallen.<text:line-break/>De Sharefile functionaliteit die momenteel gebruikt wordt is om nieuwe versies van de programmatuur naar de desktop clients te kunnen “pushen” zonder tussenkomst van de eind gebruiker.</text:span></text:p>
      <text:p text:style-name="P31"><text:span text:style-name="T5">Om te garanderen dat deze functionaliteit nog behouden blijft dient hiervoor een vervangend pakket geimplementeerd te worden, of door middel van maatwerk een update module ontwikkeld worden.</text:span></text:p>
      <text:p text:style-name="P31"><text:span text:style-name="T5">Tevens dient er een issue tracker in productie genomen te worden waarin de software fouten (bugs) / nieuwe features / status en de voortgang van ontwikkelingen in de software bijgehouden kunnen worden.</text:span></text:p>
      <text:p text:style-name="P31"><text:span text:style-name="T5">Dit zal tevens werken als backlog van werkzaamheden als het inzichtelijk maken van eventueele regressies in de software.</text:span></text:p>
      <text:p text:style-name="P4">Waarschuwing:<text:line-break/>Deze checklist Service Level Agreement is een globale lijst van aandachtspunten die relevant zijn voor het opstellen van een SLA. Er wordt weinig in detail getreden, omdat het toesnijden op iedere individuele praktijksituatie ondoenlijk is. Er kan niet ingegaan worden op de afbreukrisico’s die gelopen worden in uw specifieke situatie. Door SLA’s moeten juist deze risico’s geminimaliseerd worden en vervolgens dienen de allocatie en maatregelen vast gelegd te worden. Deze problematiek is in het geheel niet af te vangen met deze standaardchecklist. Afhankelijk van de situatie waarvoor een SLA opgesteld dient te worden is er meer of minder maatwerk nodig.</text:p>
      <text:p text:style-name="P5"/>
      <text:p text:style-name="P5"><text:soft-page-break/>Inhoud van dit document:</text:p>
      <text:p text:style-name="P5">focus zal vooral liggen op het draaiend houden van de software:</text:p>
      <text:p text:style-name="P5">Dit zal gedaan worden door </text:p>
      <text:p text:style-name="P5"/>
      <text:h text:style-name="P69" text:outline-level="2">2. Inhoud SLA</text:h>
      <text:p text:style-name="P4">In dit hoofdstuk zijn de artikelen opgenomen die van belang zijn bij het opstellen van een Service Level Agreement. Aangezien het opstellen van contracten altijd een stukje maatwerk is, kan deze checklist uitsluitend als basis dienen.</text:p>
      <text:h text:style-name="P72" text:outline-level="3">2.1 Identificatie van partijen</text:h>
      <text:p text:style-name="P4">Beschrijving van de partijen die betrokken zijn bij de overeenkomst.<text:line-break/>namen (eventueel aangevuld met afkortingen, die in de SLA gebruikt worden);<text:line-break/>locaties (adressen, in geval van een groot aantal, deze opnemen in de bijlage);<text:line-break/>overeenkomstnummer (met versienummer).</text:p>
      <text:p text:style-name="P4"/>
      <text:p text:style-name="P27">TTStudios<text:line-break/><text:span text:style-name="T1">Pannerdenstraat 34, 1106 BE Amsterdam </text:span></text:p>
      <text:p text:style-name="P27"/>
      <text:p text:style-name="P28"><text:span text:style-name="T1">COTY Benelux B.V.<text:line-break/></text:span>Oudeweg 147, 2031 CC Haarlem</text:p>
      <text:p text:style-name="P6"/>
      <text:h text:style-name="P71" text:outline-level="3">2.2 Uitgangspunten</text:h>
      <text:h text:style-name="P73" text:outline-level="4">2.2.1 Definities en afkortingen</text:h>
      <text:p text:style-name="P4">Lijst met sluitende en duidelijk gedefinieerde begrippen, afkortingen, formules en meetvoorschriften, die misverstanden helpen voorkomen.</text:p>
      <text:h text:style-name="P76" text:outline-level="4">2.2.1.<text:span text:style-name="T11">1</text:span> <text:span text:style-name="T11">O</text:span>verzicht van in de SLA gebruikte definities</text:h>
      <text:list xml:id="list5683894486031203671" text:style-name="L22">
        <text:list-item>
          <text:p text:style-name="P63">Issue tracker</text:p>
        </text:list-item>
        <text:list-item>
          <text:p text:style-name="P63">Correspondent / Aanspreekpunt</text:p>
        </text:list-item>
        <text:list-item>
          <text:p text:style-name="P63">IT Manager</text:p>
        </text:list-item>
        <text:list-item>
          <text:p text:style-name="P67">Complexiteit</text:p>
        </text:list-item>
      </text:list>
      <text:p text:style-name="P68"><text:soft-page-break/></text:p>
      <text:h text:style-name="P80" text:outline-level="4">2.2.1.<text:span text:style-name="T11">1</text:span> <text:span text:style-name="T11">O</text:span>verzicht van in de SLA gebruikte afkortingen</text:h>
      <text:h text:style-name="P80" text:outline-level="4">2.2.1.<text:span text:style-name="T11">1</text:span> <text:span text:style-name="T11">O</text:span>verzicht van in de SLA gebruikte (algemene) formules en meetvoorschriften; </text:h>
      <text:h text:style-name="P80" text:outline-level="4">2.2.1.<text:span text:style-name="T11">1</text:span> <text:span text:style-name="T11">O</text:span>verzicht van in de SLA gebruikte (algemene) tijdstippen van aanvang en beëindiging aan de hand van meetbare parameters. </text:h>
      <text:h text:style-name="P81" text:outline-level="4"/>
      <text:h text:style-name="P73" text:outline-level="4">2.2.2 Inleiding en uitgangspunten</text:h>
      <text:p text:style-name="P4">Plaatsing van inleidende opmerkingen (bijvoorbeeld dat een SLA is opgesteld ter verbetering van de kwaliteit van de dienst) en uitgangspunten (bijvoorbeeld het feit dat personen gerechtigd moeten zijn om de dienst te gebruiken of het niet beschikbaar stellen van diensten aan derden).</text:p>
      <text:list xml:id="list1965915136634491318" text:style-name="L23">
        <text:list-item>
          <text:p text:style-name="P35">inleidende opmerkingen met betrekking tot de doelstellingen en de inhoud; </text:p>
        </text:list-item>
        <text:list-item>
          <text:p text:style-name="P7">uitgangspunten met betrekking tot het beschikbaar stellen van de dienst. </text:p>
        </text:list-item>
      </text:list>
      <text:h text:style-name="P75" text:outline-level="4">2.2.3 Onderwerp van overeenkomst</text:h>
      <text:p text:style-name="P28"><text:span text:style-name="T1">Dit document heeft betrekking op het software pakket AAP namelijk het <text:line-break/>Automatic Action-Memo Process (AAP).</text:span></text:p>
      <text:p text:style-name="P29">In de volgende situaties zal deze SLA van kracht worden:</text:p>
      <text:h text:style-name="P74" text:outline-level="4">2.2.3.1<text:tab/>Data</text:h>
      <text:p text:style-name="P64"/>
      <text:list xml:id="list409019580546653719" text:style-name="L24">
        <text:list-item>
          <text:p text:style-name="P57">Alle data die ingevoerd wordt in het systeem, valt onder de verantwoordelijkheid van de gebruiker van het systeem, bij name genoemd COTY BENELUX B.V</text:p>
        </text:list-item>
        <text:list-item>
          <text:p text:style-name="P66">De beveiliging van de data en de data transacties tussen AAP en de ACMEMO (SQL server) vallen onder de verantwoordelijkheid van COTY BENELUX B.V.</text:p>
        </text:list-item>
        <text:list-item>
          <text:p text:style-name="P58"><text:span text:style-name="T2">Onderhoud en beheer van de database van het AAP systeem vallen onder de verantwoordelijkheid van COTY BENELUX B.V.</text:span></text:p>
        </text:list-item>
      </text:list>
      <text:p text:style-name="P65"/>
      <text:h text:style-name="P74" text:outline-level="4">2.2.3.2 Programmatuur <text:span text:style-name="T3">waar AAP van afhankelijk is</text:span></text:h>
      <text:list xml:id="list41932109020971" text:continue-numbering="true" text:style-name="L24">
        <text:list-item>
          <text:p text:style-name="P54">In het geval dat het AAP systeem niet meer voldoet aan het gedrag als gesteld in de gebruikers handleiding nadat een 3e partij een software update uitgevoerd heeft:</text:p>
        </text:list-item>
        <text:list-item>
          <text:p text:style-name="P54">dient er gehandeld te worden volgens hoofdstuk: 2.2.4.</text:p>
        </text:list-item>
        <text:list-item>
          <text:p text:style-name="P25">afsluiting van deze clausule met “Het beheren, onderhouden en in standhouden van de hierboven genoemde voorzieningen tegen de in de bijbehorende detailovereenkomsten genoemde prestatiecriteria”. </text:p>
        </text:list-item>
        <text:list-item>
          <text:p text:style-name="P26"><text:soft-page-break/>Het in standhouden van AAP tegen de in de bijbehorende detailovereenkomsten genoemde prestatiecriteria</text:p>
        </text:list-item>
        <text:list-item>
          <text:p text:style-name="P56">Het verzorgen van de software-matige aanpassingen die nodig zijn indien AAP niet het gedrag vertoond zoals afgesproken bij oplevering van de software.</text:p>
        </text:list-item>
      </text:list>
      <text:p text:style-name="P59"/>
      <text:h text:style-name="P77" text:outline-level="4">2.2.<text:span text:style-name="T11">4.1</text:span> <text:span text:style-name="T3">Procedure aangeven van een issue</text:span></text:h>
      <text:list xml:id="list41930737909375" text:continue-numbering="true" text:style-name="L24">
        <text:list-item>
          <text:p text:style-name="P32"><text:span text:style-name="T5">Stuur een mailtje naar </text:span><text:a xlink:type="simple" xlink:href="mailto:aap@ttstudios.eu" text:style-name="Internet_20_link" text:visited-style-name="Visited_20_Internet_20_Link">aap@ttstudios.eu</text:a><text:span text:style-name="T5"> met hierin een of meerdere screenshots van de foutmelding(en).<text:line-break/></text:span><text:span text:style-name="T6">Voeg </text:span><text:span text:style-name="T7">ook toe:</text:span><text:span text:style-name="T6"> e</text:span><text:span text:style-name="T5">en duidelijke omschrijving</text:span><text:span text:style-name="T6"> </text:span><text:span text:style-name="T5">van alle gevolgde stappen om de situatie te </text:span><text:span text:style-name="T7">kunnen </text:span><text:span text:style-name="T5">herproduceren.</text:span></text:p>
        </text:list-item>
        <text:list-item>
          <text:p text:style-name="P55"><text:span text:style-name="T5">Bel de servicelijn van TTStudios met het volgende telefoon nummer: (+31) 6 16 13 19 53<text:line-break/></text:span><text:span text:style-name="T9">Omschrijf in het gesprek specifiek het issue en de bedrijfs consequenties zodat de medewerker van TTStudios het issue kan schatten op prioriteit en complexiteit.<text:line-break/>Tevens wordt het issue gelogged.</text:span></text:p>
        </text:list-item>
      </text:list>
      <text:p text:style-name="P33"><text:span text:style-name="T5"/></text:p>
      <text:h text:style-name="P78" text:outline-level="4">2.2.<text:span text:style-name="T11">4</text:span>.<text:span text:style-name="T11">2</text:span> <text:span text:style-name="T3">Procedure oplossen van softwarefouten </text:span></text:h>
      <text:list xml:id="list41931703940610" text:continue-numbering="true" text:style-name="L24">
        <text:list-item>
          <text:p text:style-name="P60">Zodra <text:span text:style-name="T10">het issue ingeladen is in de issue tracker zal er naar een oplossing gezocht worden van het probleem.</text:span></text:p>
        </text:list-item>
        <text:list-item>
          <text:p text:style-name="P55">Stuur een mailtje naar <text:a xlink:type="simple" xlink:href="mailto:aap@ttstudios.eu" text:style-name="Internet_20_link" text:visited-style-name="Visited_20_Internet_20_Link">aap@ttstudios.eu</text:a> met hierin een of meerdere screenshots van de foutmelding(en).</text:p>
        </text:list-item>
      </text:list>
      <text:p text:style-name="P36"/>
      <text:h text:style-name="P79" text:outline-level="4">2.2.3.<text:span text:style-name="T11">5</text:span> <text:span text:style-name="T3">Procedure vaststellen van softwarefouten</text:span></text:h>
      <text:list xml:id="list41931990613689" text:continue-numbering="true" text:style-name="L24">
        <text:list-item>
          <text:p text:style-name="P61"><text:span text:style-name="T11">Zodra het issue gelogt is kan er gezocht worden naar de oorzaak van het probleem.</text:span></text:p>
        </text:list-item>
        <text:list-item>
          <text:p text:style-name="P62">Het is niet altijd mogelijk om een elegante oplossing voor een bepaalde issue uit te werken binnen de gestelde tijd, Dit dient te gebeuren in goed overleg met de correspondent van COTY BENELUX B.V. </text:p>
        </text:list-item>
      </text:list>
      <text:h text:style-name="P71" text:outline-level="3" text:is-list-header="true">2.3 Randvoorwaarden</text:h>
      <text:h text:style-name="P73" text:outline-level="4">2.3.1 Aard en omvang van de overeenkomst</text:h>
      <text:p text:style-name="P4">Beschrijving van de onderdelen waar de dienst betrekking op heeft, zoals de organisaties (en/of bepaalde afdelingen) die de dienst afnemen, de juridische status van de overeenkomst en een verwijzing naar algemeen geldende voorwaarden.</text:p>
      <text:list xml:id="list1412091830938438980" text:style-name="L25">
        <text:list-item>
          <text:p text:style-name="P37">omvang (geldigheid van de SLA voor delen van de cliëntorganisatie); </text:p>
        </text:list-item>
        <text:list-item>
          <text:p text:style-name="P37">juridische status en versie van de SLA; </text:p>
        </text:list-item>
        <text:list-item>
          <text:p text:style-name="P37">algemene voorwaarden; </text:p>
        </text:list-item>
        <text:list-item>
          <text:p text:style-name="P8">overige opmerkingen met betrekking tot de aard en de omvang van de overeenkomst. </text:p>
        </text:list-item>
      </text:list>
      <text:h text:style-name="P73" text:outline-level="4"><text:soft-page-break/>2.3.2 Beschrijving van de dienst</text:h>
      <text:p text:style-name="P4">Verwijzing per geleverde dienst naar de betreffende service level specificaties, die opgenomen zijn in de verschillende detailovereenkomsten of bijlagen.</text:p>
      <text:list xml:id="list1286794112574246466" text:style-name="L26">
        <text:list-item>
          <text:p text:style-name="P38">concrete beschrijving van diensten (verwijzing naar service level specificaties uitgewerkt per dienst); </text:p>
        </text:list-item>
        <text:list-item>
          <text:p text:style-name="P38">servicetijden (normale servicetijden, weekends, feestdagen en vakantiedagen); </text:p>
        </text:list-item>
        <text:list-item>
          <text:p text:style-name="P38">service beschikbaarheid (minimumpercentages, gemiddelde, maximaal aantal verstoringen per periode, meetperiode); </text:p>
        </text:list-item>
        <text:list-item>
          <text:p text:style-name="P9">serviceprestaties. </text:p>
        </text:list-item>
      </text:list>
      <text:h text:style-name="P73" text:outline-level="4">2.3.3 Afbakening</text:h>
      <text:p text:style-name="P4">Expliciete beschrijving van de grenzen van de dienstverlening, zowel met betrekking tot de te leveren diensten zelf, als ook tot de hiervoor benodigde middelen.</text:p>
      <text:list xml:id="list201723493374787649" text:style-name="L27">
        <text:list-item>
          <text:p text:style-name="P39">afbakenen van de dienst; </text:p>
        </text:list-item>
        <text:list-item>
          <text:p text:style-name="P10">afbakenen van de automatiseringsmiddelen. </text:p>
        </text:list-item>
      </text:list>
      <text:h text:style-name="P71" text:outline-level="3" text:is-list-header="true">2.4 Duur en beëindiging van de overeenkomst</text:h>
      <text:p text:style-name="P4">Bepaling waarin wordt aangegeven voor welke periode de SLA geldt en hoe de standaardprocedure voor verlenging of beëindiging van de SLA luidt.</text:p>
      <text:list xml:id="list865116353368157505" text:style-name="L28">
        <text:list-item>
          <text:p text:style-name="P40">duur van de overeenkomst (begin- en einddatum); </text:p>
        </text:list-item>
        <text:list-item>
          <text:p text:style-name="P40">procedure voor verlenging en beëindiging; </text:p>
        </text:list-item>
        <text:list-item>
          <text:p text:style-name="P11">bijzondere omstandigheden (eventueel met directe beëindiging als gevolg). </text:p>
        </text:list-item>
      </text:list>
      <text:h text:style-name="P71" text:outline-level="3" text:is-list-header="true">2.5 Overlegstructuren, contactpersonen en correspondentie</text:h>
      <text:p text:style-name="P4">Vastleggen wanneer gestructureerd overleg plaatsvindt, wie er aan dit overleg zullen deelnemen en wie bij beide partijen verantwoordelijk is voor de onderlinge relatie. Tevens zal een overzicht opgenomen worden van alle contactpersonen en verantwoordelijken bij escalatie of calamiteiten.</text:p>
      <text:list xml:id="list6588489074739025657" text:style-name="L29">
        <text:list-item>
          <text:p text:style-name="P41">tijdstippen of aanleidingen voor overleg; </text:p>
        </text:list-item>
        <text:list-item>
          <text:p text:style-name="P41">betrokken personen bij overleg; </text:p>
        </text:list-item>
        <text:list-item>
          <text:p text:style-name="P41">verantwoordelijke personen voor de onderlinge relatie; </text:p>
        </text:list-item>
        <text:list-item>
          <text:p text:style-name="P41">overzicht van contactpersonen en verantwoordelijken (inclusief telefoonnummers) bij escalatie en/of calamiteiten (meestal een verwijzing naar de betreffende bijlage); </text:p>
        </text:list-item>
        <text:list-item>
          <text:p text:style-name="P41">overzicht van post- en bezoekadressen van betrokken organisaties en locaties (meestal een verwijzing naar de betreffende bijlage); </text:p>
        </text:list-item>
        <text:list-item>
          <text:p text:style-name="P12"><text:soft-page-break/>standaardformulieren voor onderlinge correspondentie (meestal een verwijzing naar de betreffende bijlage). </text:p>
        </text:list-item>
      </text:list>
      <text:h text:style-name="P71" text:outline-level="3" text:is-list-header="true">2.6 Eigendom en risico</text:h>
      <text:p text:style-name="P4">Bepaling van de eigenaar van de apparatuur en programmatuur die nodig is voor het leveren van de dienst, eventueel uitgebreid met een beschrijving van de verantwoordelijk persoon voor achteruitgang of tenietgaan van deze middelen.</text:p>
      <text:list xml:id="list7058451345792310812" text:style-name="L30">
        <text:list-item>
          <text:p text:style-name="P42">eigenaar van benodigde apparatuur en programmatuur; </text:p>
        </text:list-item>
        <text:list-item>
          <text:p text:style-name="P42">noemen van organisatie bij wie het risico van tenietgaan of achteruitgang van apparatuur en/of programmatuur ligt; </text:p>
        </text:list-item>
        <text:list-item>
          <text:p text:style-name="P13">opmerkingen over achteruitgang als gevolg van opzet of bewuste onzorgvuldigheid. </text:p>
        </text:list-item>
      </text:list>
      <text:h text:style-name="P71" text:outline-level="3" text:is-list-header="true">2.7 Beveiliging</text:h>
      <text:p text:style-name="P4">Beveiliging van systemen, services en data zijn belangrijke aspecten. Deze onderdelen dienen dan ook beschermd te worden tegen interne en externe aanvallen.</text:p>
      <text:list xml:id="list583637344704009486" text:style-name="L31">
        <text:list-item>
          <text:p text:style-name="P43">procedure van beveiliging van systemen, services, data; </text:p>
        </text:list-item>
        <text:list-item>
          <text:p text:style-name="P43">maatregelen bij het schenden van beveiligingsprocedures; </text:p>
        </text:list-item>
        <text:list-item>
          <text:p text:style-name="P14">aanspreekpunt bij beveiligingsincidenten. </text:p>
        </text:list-item>
      </text:list>
      <text:h text:style-name="P71" text:outline-level="3" text:is-list-header="true">2.8 Rapportage</text:h>
      <text:p text:style-name="P4">Als opdrachtgever dient u zicht te hebben, te krijgen en te houden op alles wat te maken heeft met het informatiesysteem. Omtrent de rapportage moeten afspraken gemaakt worden betreffende:</text:p>
      <text:list xml:id="list2344364781569833878" text:style-name="L32">
        <text:list-item>
          <text:p text:style-name="P44">inhoud van de rapportage; </text:p>
        </text:list-item>
        <text:list-item>
          <text:p text:style-name="P44">verschijningsfrequentie; </text:p>
        </text:list-item>
        <text:list-item>
          <text:p text:style-name="P15">distributie (functionarissen, afdelingen, etc.). </text:p>
        </text:list-item>
      </text:list>
      <text:h text:style-name="P71" text:outline-level="3" text:is-list-header="true">2.9 Aanpassingen van de SLA</text:h>
      <text:h text:style-name="P73" text:outline-level="4">2.9.1 Wijziging van de dienst</text:h>
      <text:p text:style-name="P4">Schetsen van mogelijkheden voor het wijzigen van de dienst (zowel door de leverancier als door de afnemer) indien dit noodzakelijk of wenselijk wordt geacht. Tevens wordt beschreven hoe en wanneer wijzigingsverzoeken ingediend kunnen worden en in welke mate het wijzigen van de dienst een herziening van de SLA noodzakelijk maakt. Vast te leggen items zijn:</text:p>
      <text:list xml:id="list2931260953907878403" text:style-name="L33">
        <text:list-item>
          <text:p text:style-name="P45"><text:soft-page-break/>wijzigingsprocedure inclusief het noemen van het meldpunt (meestal de helpdesk) en aanmeldingsperiode voor wijzigingen; </text:p>
        </text:list-item>
        <text:list-item>
          <text:p text:style-name="P45">wijze van overleg over wijzigingsverzoeken; </text:p>
        </text:list-item>
        <text:list-item>
          <text:p text:style-name="P16">impact van wijziging op de SLA (eventueel een opmerking in de trant van “wijziging van de dienst, zoals installatie van nieuwe hard- en/of software, maakt herziening van de SLA in beginsel noodzakelijk”). </text:p>
        </text:list-item>
      </text:list>
      <text:h text:style-name="P73" text:outline-level="4">2.9.2 Herziening van de SLA</text:h>
      <text:p text:style-name="P4">Beschrijving van de procedure voor het wijzigen van de SLA en de regeling met betrekking tot de looptijd van de SLA. Bij omvangrijke SLA’s loont het tevens de moeite om te beschrijven, wanneer vorige wijzigingen aan de SLA uitgevoerd zijn en wat er destijds gewijzigd is aan de SLA, zodat op eenvoudige wijze terug te zoeken is welke versies de SLA heeft gekend. Vast te leggen items zijn:</text:p>
      <text:list xml:id="list7896422260612857718" text:style-name="L34">
        <text:list-item>
          <text:p text:style-name="P46">opsomming van zaken die leiden tot een wijziging van de SLA; </text:p>
        </text:list-item>
        <text:list-item>
          <text:p text:style-name="P46">wijzigingsprocedure (wijze, tijdstip, overleg); </text:p>
        </text:list-item>
        <text:list-item>
          <text:p text:style-name="P46">verlenging van de looptijd van de SLA, bijvoorbeeld stilzwijgend, door middel van berichtgeving of na onderling overleg; </text:p>
        </text:list-item>
        <text:list-item>
          <text:p text:style-name="P17">vorige wijzigingen en versies van de SLA, inclusief de data waarop de verschillende versies in gebruik waren. </text:p>
        </text:list-item>
      </text:list>
      <text:h text:style-name="P71" text:outline-level="3" text:is-list-header="true">2.10 Financiële vergoeding</text:h>
      <text:h text:style-name="P73" text:outline-level="4">2.10.1 Prijzen</text:h>
      <text:p text:style-name="P4">De hoogte van de vergoeding die betaald moet worden dient te worden vastgelegd, inclusief grenzen aan stijgingen. Hierdoor krijgt de opdrachtgever zekerheid met betrekking tot de jaarlijkse kosten. Vast te leggen items zijn:</text:p>
      <text:list xml:id="list2483619285097764016" text:style-name="L35">
        <text:list-item>
          <text:p text:style-name="P47">opdrachtgever zal een vergoeding van €  ……. per …….. voldoen in ……….. termijnen van € ….; </text:p>
        </text:list-item>
        <text:list-item>
          <text:p text:style-name="P47">prijzen in valuta .. , inclusief of exclusief BTW; </text:p>
        </text:list-item>
        <text:list-item>
          <text:p text:style-name="P18">prijsstijgingen gemaximaliseerd tot ..% per ….. of maximale prijsstijgingen conform consumenten prijsindex cijfer van CBS. </text:p>
        </text:list-item>
      </text:list>
      <text:h text:style-name="P73" text:outline-level="4">2.10.2 Betaling</text:h>
      <text:p text:style-name="P4">Afspraken aangaande betaling van overeengekomen vergoedingen dienen te worden vastgelegd om onduidelijkheden en/of problemen hieromtrent te voorkomen. Vast te leggen items:</text:p>
      <text:list xml:id="list6363622943587550004" text:style-name="L36">
        <text:list-item>
          <text:p text:style-name="P48"><text:soft-page-break/>betalingstermijn .. dagen na facturering; </text:p>
        </text:list-item>
        <text:list-item>
          <text:p text:style-name="P48">op welk bank-/girorekeningnummer betaald dient te worden; </text:p>
        </text:list-item>
        <text:list-item>
          <text:p text:style-name="P48">welke regels gelden er bij te late betaling; </text:p>
        </text:list-item>
        <text:list-item>
          <text:p text:style-name="P19">wat te doen indien opdrachtgever niet akkoord gaat met de factuur. </text:p>
        </text:list-item>
      </text:list>
      <text:h text:style-name="P71" text:outline-level="3" text:is-list-header="true">2.11 Verantwoordelijkheid, escalatie en reclame</text:h>
      <text:h text:style-name="P73" text:outline-level="4">2.11.1 Verantwoordelijkheid, aansprakelijkheid en strafbepalingen</text:h>
      <text:p text:style-name="P4">Vermelding van zowel de aansprakelijkheid voor de bij de cliëntorganisatie opgestelde apparatuur en/of programmatuur als van de aansprakelijkheid van de leveranciersorganisatie voor het functioneren van de cliëntorganisatie.</text:p>
      <text:list xml:id="list740514549375335770" text:style-name="L37">
        <text:list-item>
          <text:p text:style-name="P49">aansprakelijkheid van leveranciersorganisatie voor functioneren van cliëntorganisatie, bijvoorbeeld in geval van storingen of calamiteiten; </text:p>
        </text:list-item>
        <text:list-item>
          <text:p text:style-name="P49">gevolgen van het niet (volledig) nakomen van afspraken; </text:p>
        </text:list-item>
        <text:list-item>
          <text:p text:style-name="P49">verhalen van schade als gevolg van een onvoldoende functionerende dienst; </text:p>
        </text:list-item>
        <text:list-item>
          <text:p text:style-name="P49">beschrijving van overleg in geval van problemen (eventueel het verwijzen naar de clausule over geschillen); </text:p>
        </text:list-item>
        <text:list-item>
          <text:p text:style-name="P20">boeteclausules of andere financiële strafbepalingen. </text:p>
        </text:list-item>
      </text:list>
      <text:h text:style-name="P73" text:outline-level="4">2.11.2 Beperkingen, afhankelijkheden en overmacht</text:h>
      <text:p text:style-name="P4">Vastlegging van beperkingen met betrekking tot het gebruik van de te leveren diensten, de afhankelijkheid van derde organisaties (bijvoorbeeld KPN t.b.v. communicatie) en het schetsen van situaties waarin de organisaties zich kunnen beroepen op overmacht.</text:p>
      <text:list xml:id="list7117968228966202120" text:style-name="L38">
        <text:list-item>
          <text:p text:style-name="P50">maximaal aantal gelijktijdige gebruikers van de verschillende diensten; </text:p>
        </text:list-item>
        <text:list-item>
          <text:p text:style-name="P50">maximaal aantal toegelaten gebruikers (maximaal aantal “accounts”) van de verschillende diensten; </text:p>
        </text:list-item>
        <text:list-item>
          <text:p text:style-name="P50">afhankelijkheid van andere organisaties of diensten; </text:p>
        </text:list-item>
        <text:list-item>
          <text:p text:style-name="P50">regeling met betrekking tot het beroepen op overmacht, inclusief de mogelijkheid tot het buiten werking stellen van de SLA en de te ondernemen acties om zo spoedig mogelijk terug te kunnen keren naar de normale situatie; </text:p>
        </text:list-item>
        <text:list-item>
          <text:p text:style-name="P50">algemene calamiteitenprocedure, inclusief een verwijzing naar de verschillende calamiteitenplannen; </text:p>
        </text:list-item>
        <text:list-item>
          <text:p text:style-name="P21">overige beperkingen (bijvoorbeeld het maximaal aantal transacties per periode). </text:p>
        </text:list-item>
      </text:list>
      <text:h text:style-name="P73" text:outline-level="4">2.11.3 Geheimhouding, verantwoordelijkheid en concurrentiebeding</text:h>
      <text:p text:style-name="P4">Afspraken met betrekking tot het niet openbaar maken of aan derden beschikbaar stellen van <text:soft-page-break/>vernomen informatie tijdens het opstellen van de SLA (inhoudelijke SLA-bepalingen) of het functioneren van de dienst (informatie verkregen door database-opvragingen dient als vertrouwelijk te worden aangemerkt). Tevens kunnen bepalingen worden opgenomen voor bescherming tegen het overnemen van personeel (concurrentiebeding) of het rechtstreeks onderhandelen van de cliëntorganisatie (buiten de leverancier om) met derden over de levering van (delen van) diensten.</text:p>
      <text:list xml:id="list8010207494266167269" text:style-name="L39">
        <text:list-item>
          <text:p text:style-name="P51">afspraken met betrekking tot geheime of vertrouwelijke informatie; </text:p>
        </text:list-item>
        <text:list-item>
          <text:p text:style-name="P22">concurrentiebeding, bijvoorbeeld aangaande het overnemen van personeel. </text:p>
        </text:list-item>
      </text:list>
      <text:h text:style-name="P73" text:outline-level="4">2.11.4 Geschillen</text:h>
      <text:p text:style-name="P4">Beschrijving van het feit wanneer onderling overleg plaatsvindt en wat de procedure is bij het optreden van onderlinge conflicten of geschillen qua afhandeling en het betrekken van derde partijen.</text:p>
      <text:list xml:id="list2608924323188328800" text:style-name="L40">
        <text:list-item>
          <text:p text:style-name="P52">procedure; </text:p>
        </text:list-item>
        <text:list-item>
          <text:p text:style-name="P52">onafhankelijke derde instantie of persoon; </text:p>
        </text:list-item>
        <text:list-item>
          <text:p text:style-name="P23">feit of een uitspraak van een onafhankelijke arbiter bindend is of niet. </text:p>
        </text:list-item>
      </text:list>
      <text:h text:style-name="P71" text:outline-level="3" text:is-list-header="true">2.12 Slotbepaling en handtekeningen</text:h>
      <text:p text:style-name="P4">Formele afsluiting van de SLA, waarin gesteld wordt dat de betrokken partijen “het bovenstaande” overeengekomen zijn ondertekend door verantwoordelijke personen uit beide organisaties.</text:p>
      <text:list xml:id="list7959503250727389363" text:style-name="L41">
        <text:list-item>
          <text:p text:style-name="P53">formele afsluiting; </text:p>
        </text:list-item>
        <text:list-item>
          <text:p text:style-name="P24">namen en handtekeningen van tekengerechtigde personen. </text:p>
        </text:list-item>
      </text:list>
      <text:h text:style-name="P69" text:outline-level="2" text:is-list-header="true">3. Slotopmerking</text:h>
      <text:p text:style-name="P2"><text:span text:style-name="T4">In de inleiding van dit artikel is reeds aangegeven dat een Service Level Agreement (net zoals de meeste andere contracten) een maatwerk contract is. Het kan zijn dat in uw situatie sommige artikelen niet van belang zijn, maar dat andere artikelen juist toegevoegd dienen te worden. U dient dus deze checklist niet zonder meer over te nemen. In het artikel ‘</text:span><text:a xlink:type="simple" xlink:href="http://zbc.nu/ict/kwaliteit-ict-beheer-itil-en-sla/wat-is-een-service-level-agreement/" text:style-name="Internet_20_link" text:visited-style-name="Visited_20_Internet_20_Link">Wat is een Service Level Agreement</text:a><text:span text:style-name="T4">?’ kunt u meer lezen over begrippen als beschikbaarheid, betrouwbaarheid, responsetijd en continuïteit. Hoe u door het opstellen van een goede SLA en het managen van de naleving ervan besparingen kunt realiseren, leest u in het artikel ‘</text:span><text:a xlink:type="simple" xlink:href="http://zbc.nu/ict/kwaliteit-ict-beheer-itil-en-sla/besparingen-door-gebruik-van-professionele-service-level-agreements/" text:style-name="Internet_20_link" text:visited-style-name="Visited_20_Internet_20_Link">Besparingen door gebruik van professionele Service Level Agreements</text:a><text:span text:style-name="T4">’.</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Palatino" svg:font-family="Palatino"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Source Han Sans CN Regular" style:font-family-asian="'Source Han Sans CN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imothy Tseng</meta:initial-creator>
    <meta:creation-date>2016-03-20T16:17:53.014141214</meta:creation-date>
    <dc:date>2016-03-21T04:19:30.383247177</dc:date>
    <dc:creator>Timothy Tseng</dc:creator>
    <meta:editing-duration>PT48S</meta:editing-duration>
    <meta:editing-cycles>1</meta:editing-cycles>
    <meta:document-statistic meta:table-count="0" meta:image-count="0" meta:object-count="0" meta:page-count="9" meta:paragraph-count="157" meta:word-count="2312" meta:character-count="16009" meta:non-whitespace-character-count="13863"/>
    <meta:generator>LibreOffice/4.4.7.2$Linux_X86_64 LibreOffice_project/40$Build-2</meta:generator>
  </office:meta>
</office:document-meta>
</file>